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, Helvetica, Arial, Verdana, sans-serif"/>
    <style:font-face style:name="Lucida Grande" svg:font-family="'Lucida Grande', 'Lucida Sans', 'Lucida Sans Unicode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8ad7" officeooo:paragraph-rsid="000d8ad7"/>
    </style:style>
    <style:style style:name="P2" style:family="paragraph" style:parent-style-name="Standard">
      <style:text-properties officeooo:rsid="000d8ad7" officeooo:paragraph-rsid="0010ecf8"/>
    </style:style>
    <style:style style:name="P3" style:family="paragraph" style:parent-style-name="Standard">
      <style:text-properties style:text-underline-style="none" officeooo:rsid="00121aa9" officeooo:paragraph-rsid="00121aa9"/>
    </style:style>
    <style:style style:name="P4" style:family="paragraph" style:parent-style-name="Standard">
      <style:text-properties officeooo:rsid="00124903" officeooo:paragraph-rsid="00124903"/>
    </style:style>
    <style:style style:name="P5" style:family="paragraph" style:parent-style-name="Standard">
      <style:text-properties officeooo:rsid="00133eff" officeooo:paragraph-rsid="00133eff"/>
    </style:style>
    <style:style style:name="P6" style:family="paragraph" style:parent-style-name="Standard">
      <style:text-properties officeooo:rsid="0014870a" officeooo:paragraph-rsid="0014870a"/>
    </style:style>
    <style:style style:name="P7" style:family="paragraph" style:parent-style-name="Standard">
      <style:text-properties officeooo:rsid="0014870a" officeooo:paragraph-rsid="00175dc8"/>
    </style:style>
    <style:style style:name="P8" style:family="paragraph" style:parent-style-name="Standard">
      <style:text-properties officeooo:rsid="001595a9" officeooo:paragraph-rsid="001595a9"/>
    </style:style>
    <style:style style:name="P9" style:family="paragraph" style:parent-style-name="Standard">
      <style:text-properties officeooo:paragraph-rsid="001595a9"/>
    </style:style>
    <style:style style:name="P10" style:family="paragraph" style:parent-style-name="Standard">
      <style:text-properties officeooo:rsid="0010ecf8" officeooo:paragraph-rsid="0010ecf8"/>
    </style:style>
    <style:style style:name="P11" style:family="paragraph" style:parent-style-name="Standard">
      <style:text-properties fo:font-variant="normal" fo:text-transform="none" fo:color="#555555" style:font-name="Lucida Grande" fo:font-size="9pt" fo:letter-spacing="normal" fo:font-style="normal" fo:font-weight="normal" officeooo:rsid="0014870a" officeooo:paragraph-rsid="0014870a"/>
    </style:style>
    <style:style style:name="P12" style:family="paragraph" style:parent-style-name="Text_20_body">
      <style:text-properties officeooo:rsid="000d8ad7" officeooo:paragraph-rsid="0010ecf8"/>
    </style:style>
    <style:style style:name="P13" style:family="paragraph" style:parent-style-name="Standard">
      <style:text-properties officeooo:rsid="001d5773" officeooo:paragraph-rsid="001d5773"/>
    </style:style>
    <style:style style:name="T1" style:family="text">
      <style:text-properties officeooo:rsid="000f35c1"/>
    </style:style>
    <style:style style:name="T2" style:family="text">
      <style:text-properties fo:font-variant="normal" fo:text-transform="none" fo:color="#222222" style:font-name="Lucida Grande1" fo:font-size="16.5pt" fo:letter-spacing="normal" fo:font-style="normal" fo:font-weight="bold"/>
    </style:style>
    <style:style style:name="T3" style:family="text">
      <style:text-properties fo:font-variant="normal" fo:text-transform="none" fo:color="#222222" style:font-name="Lucida Grande1" fo:font-size="16.5pt" fo:letter-spacing="normal" fo:font-style="normal" fo:font-weight="normal"/>
    </style:style>
    <style:style style:name="T4" style:family="text">
      <style:text-properties fo:font-variant="normal" fo:text-transform="none" fo:color="#555555" style:font-name="Lucida Grande" fo:font-size="9pt" fo:letter-spacing="normal" fo:font-style="normal" fo:font-weight="normal"/>
    </style:style>
    <style:style style:name="T5" style:family="text">
      <style:text-properties fo:font-variant="normal" fo:text-transform="none" fo:color="#555555" style:font-name="Lucida Grande" fo:font-size="9pt" fo:letter-spacing="normal" fo:font-style="normal" fo:font-weight="normal" officeooo:rsid="001595a9"/>
    </style:style>
    <style:style style:name="T6" style:family="text">
      <style:text-properties fo:font-variant="normal" fo:text-transform="none" fo:color="#555555" style:font-name="Lucida Grande" fo:font-size="9pt" fo:letter-spacing="normal" fo:font-style="normal" fo:font-weight="normal" officeooo:rsid="00175dc8"/>
    </style:style>
    <style:style style:name="T7" style:family="text">
      <style:text-properties fo:font-variant="normal" fo:text-transform="none" fo:color="#555555" style:font-name="Lucida Grande" fo:font-size="9pt" fo:letter-spacing="normal" fo:font-style="italic" fo:font-weight="normal" fo:padding="0cm" fo:border="none"/>
    </style:style>
    <style:style style:name="T8" style:family="text">
      <style:text-properties fo:font-variant="normal" fo:text-transform="none" fo:color="#555555" style:font-name="Lucida Grande" fo:font-size="9pt" fo:letter-spacing="normal" fo:font-style="italic" fo:font-weight="normal" officeooo:rsid="00175dc8" fo:padding="0cm" fo:border="none"/>
    </style:style>
    <style:style style:name="T9" style:family="text">
      <style:text-properties officeooo:rsid="00133eff"/>
    </style:style>
    <style:style style:name="T10" style:family="text">
      <style:text-properties officeooo:rsid="0014870a"/>
    </style:style>
    <style:style style:name="T11" style:family="text">
      <style:text-properties officeooo:rsid="00158d83"/>
    </style:style>
    <style:style style:name="T12" style:family="text">
      <style:text-properties officeooo:rsid="001595a9"/>
    </style:style>
    <style:style style:name="T13" style:family="text">
      <style:text-properties officeooo:rsid="001a68f9"/>
    </style:style>
    <style:style style:name="T14" style:family="text">
      <style:text-properties officeooo:rsid="001bda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ilidade Filosófica - parte 1: Feedback</text:p>
      <text:p text:style-name="P1"/>
      <text:p text:style-name="P12"><text:bookmark text:name="values"/><text:span text:style-name="Strong_20_Emphasis"><text:span text:style-name="T2">Indivíduos e interação entre eles</text:span></text:span><text:span text:style-name="T3"> mais que processos e ferramentas</text:span></text:p>
      <text:p text:style-name="P10">Recentemente li uma artigo de um blog que divulga a filosofia milenar da Índia antiga e encontrei algo que se encaixa perfeitamente para aqueles que buscam ir um pouco mais além em seus esforços para entender, aplicar e viver o processo de feedback. O texto discorria acerca da inclinação das pessoas em verem as boas qualidades ou os defeitos nos outros, enquadrando-as em quatro tipos de pessoas sábias e quatro de pessoas impiedosas.</text:p>
      <text:p text:style-name="P2"/>
      <text:p text:style-name="P4"><text:span text:style-name="T9">Os quatro tipos de</text:span> pessoas sábias são os grandiosos (mahats), mais grandiosos (mahattaras), os mais grandiosos (mahattamas) e absolutamente mais grandiosos (ati-mahattamas).</text:p>
      <text:p text:style-name="P4"/>
      <text:p text:style-name="P5">Os grandiosos são aqueles que tem a inclinação e a habilidade de ver algo de bom em todos os seus semelhantes, ou podemos dizer nos “outros”. <text:span text:style-name="T10">Esses sábios também veem os defeitos dos outros mas acreditam que estes podem ser transformados segundo algum processo que os leve a uma compreensão de seus equívocos.</text:span></text:p>
      <text:p text:style-name="P5"/>
      <text:p text:style-name="P6">Os mahattaras (mais grandiosos) veem também as más qualidades dos outros mas se concentram e enaltecem as boas qualidades.</text:p>
      <text:p text:style-name="P6"/>
      <text:p text:style-name="P6">Já os mais grandiosos conseguem esquadrinham e observar quaisquer qualidades que os outros possam ter e as magnificam. E não são capazes de ver os defeitos no sentido de crítica, seja está a construtiva ou não. Estes seres sempre se colocam no lugar do próximo de tal maneira que sempre compreendem <text:span text:style-name="T11">e veja algo de positivo n</text:span>as atitudes alheias </text:p>
      <text:p text:style-name="P6"/>
      <text:p text:style-name="P6">Os absolutamente mais grandiosos veem boas qualidades nos <text:span text:style-name="T11">outros, mesmo</text:span> quando estás não existem.</text:p>
      <text:p text:style-name="P6"/>
      <text:p text:style-name="P9"><text:span text:style-name="T12">As pessoas impiedosas são também divididas em quatro que são os perversos (</text:span><text:span text:style-name="Emphasis"><text:span text:style-name="T7">asadhus</text:span></text:span> <text:span text:style-name="T12">), mais perversos (</text:span><text:span text:style-name="Emphasis"><text:span text:style-name="T7">asadhutara</text:span></text:span> <text:span text:style-name="T12">), os mais perversos (</text:span><text:span text:style-name="Emphasis"><text:span text:style-name="T7">asadhutama</text:span></text:span> <text:span text:style-name="T12">) e absolutamente mais perversos (</text:span><text:span text:style-name="Emphasis"><text:span text:style-name="T7">aty-asadhutama</text:span></text:span> <text:span text:style-name="T12">).</text:span></text:p>
      <text:p text:style-name="P8"/>
      <text:p text:style-name="P8"><text:span text:style-name="T4">Os perversos veem boas qualidades em outros porém presumem que, por fim, essas boas qualidades serão encobertas ou arruinadas por algum defeito.</text:span> </text:p>
      <text:p text:style-name="P6"/>
      <text:p text:style-name="P7"><text:span text:style-name="T4">Os </text:span><text:span text:style-name="Emphasis"><text:span text:style-name="T7">asadhutara </text:span></text:span><text:span text:style-name="Emphasis"><text:span text:style-name="T8">(</text:span></text:span><text:span text:style-name="T4">mais perverso</text:span><text:span text:style-name="T5">s</text:span><text:span text:style-name="T6">)</text:span><text:span text:style-name="T4"> veem basicamente apenas defeitos nos outros, ignorando suas boas qualidades.</text:span> </text:p>
      <text:p text:style-name="P6"/>
      <text:p text:style-name="P6"><text:span text:style-name="T4">Os mais perversos observam pequenos defeitos e os amplificam, não vendo absolutamente nenhuma qualidade.</text:span> </text:p>
      <text:p text:style-name="P6"/>
      <text:p text:style-name="P11">Os absolutamente os mais perversos veem defeitos em todos, mesmo quando não há nenhum defeito.</text:p>
      <text:p text:style-name="P6"/>
      <text:p text:style-name="P6"/>
      <text:p text:style-name="P13">Aonde tudo isso se enquadra</text:p>
      <text:p text:style-name="P5"/>
      <text:p text:style-name="P5"/>
      <text:p text:style-name="P4"/>
      <text:p text:style-name="P4"/>
      <text:p text:style-name="P2"/>
      <text:p text:style-name="P2"><text:soft-page-break/></text:p>
      <text:p text:style-name="P2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, Helvetica, Arial, Verdana, sans-serif"/>
    <style:font-face style:name="Lucida Grande" svg:font-family="'Lucida Grande', 'Lucida Sans', 'Lucida Sans Unicode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2:50:10.544000000</meta:creation-date>
    <dc:date>2015-03-05T15:14:29.352000000</dc:date>
    <meta:editing-duration>PT3H7M51S</meta:editing-duration>
    <meta:editing-cycles>15</meta:editing-cycles>
    <meta:generator>LibreOffice/4.2.5.2$Windows_x86 LibreOffice_project/61cb170a04bb1f12e77c884eab9192be736ec5f5</meta:generator>
    <meta:document-statistic meta:table-count="0" meta:image-count="0" meta:object-count="0" meta:page-count="2" meta:paragraph-count="15" meta:word-count="355" meta:character-count="2264" meta:non-whitespace-character-count="1918"/>
  </office:meta>
</office:document-meta>
</file>